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e8aa5aa"/>
    </style:style>
    <style:style style:name="P40" style:family="paragraph" style:parent-style-name="Standard">
      <style:text-properties officeooo:rsid="0e8aa5aa" officeooo:paragraph-rsid="0e8aa5aa"/>
    </style:style>
    <style:style style:name="P41" style:family="paragraph" style:parent-style-name="Standard">
      <style:text-properties officeooo:rsid="0e8aa5aa" officeooo:paragraph-rsid="0fb9804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4" style:family="paragraph" style:parent-style-name="Footnote">
      <style:text-properties officeooo:rsid="043ccc66" officeooo:paragraph-rsid="0e849f1d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/>
      <style:text-properties officeooo:paragraph-rsid="0cc50ec9"/>
    </style:style>
    <style:style style:name="P47" style:family="paragraph" style:parent-style-name="Standard">
      <style:paragraph-properties fo:text-align="center" style:justify-single-word="false"/>
      <style:text-properties officeooo:paragraph-rsid="0c8b5238"/>
    </style:style>
    <style:style style:name="P48" style:family="paragraph" style:parent-style-name="Standard">
      <style:paragraph-properties fo:text-align="center" style:justify-single-word="false"/>
      <style:text-properties officeooo:paragraph-rsid="0d1ec96e"/>
    </style:style>
    <style:style style:name="P49" style:family="paragraph" style:parent-style-name="Standard">
      <style:paragraph-properties fo:text-align="center" style:justify-single-word="false"/>
      <style:text-properties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text-align="center" style:justify-single-word="false"/>
      <style:text-properties officeooo:paragraph-rsid="0fd58c4e"/>
    </style:style>
    <style:style style:name="P52" style:family="paragraph" style:parent-style-name="Standard">
      <style:paragraph-properties fo:text-align="center" style:justify-single-word="false"/>
      <style:text-properties officeooo:paragraph-rsid="0cc5fe5b"/>
    </style:style>
    <style:style style:name="P53" style:family="paragraph" style:parent-style-name="Standard">
      <style:paragraph-properties fo:text-align="center" style:justify-single-word="false"/>
      <style:text-properties officeooo:paragraph-rsid="0e38fc62"/>
    </style:style>
    <style:style style:name="P54" style:family="paragraph" style:parent-style-name="Standard">
      <style:paragraph-properties fo:text-align="center" style:justify-single-word="false"/>
      <style:text-properties officeooo:paragraph-rsid="0e82f1b0"/>
    </style:style>
    <style:style style:name="P55" style:family="paragraph" style:parent-style-name="Standard">
      <style:paragraph-properties fo:text-align="center" style:justify-single-word="false"/>
      <style:text-properties officeooo:paragraph-rsid="10b8151a"/>
    </style:style>
    <style:style style:name="P56" style:family="paragraph" style:parent-style-name="Standard">
      <style:text-properties officeooo:paragraph-rsid="0fad1a3f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245b8e"/>
    </style:style>
    <style:style style:name="P59" style:family="paragraph" style:parent-style-name="Standard">
      <style:text-properties officeooo:rsid="101e3872" officeooo:paragraph-rsid="10505b46"/>
    </style:style>
    <style:style style:name="P60" style:family="paragraph" style:parent-style-name="Standard">
      <style:text-properties officeooo:paragraph-rsid="1057599b"/>
    </style:style>
    <style:style style:name="P61" style:family="paragraph" style:parent-style-name="Footnote">
      <style:text-properties officeooo:paragraph-rsid="107b5934"/>
    </style:style>
    <style:style style:name="P62" style:family="paragraph" style:parent-style-name="Footnote">
      <style:text-properties officeooo:paragraph-rsid="108b0ed7"/>
    </style:style>
    <style:style style:name="P63" style:family="paragraph" style:parent-style-name="Standard">
      <style:text-properties officeooo:paragraph-rsid="10b975fb"/>
    </style:style>
    <style:style style:name="P64" style:family="paragraph" style:parent-style-name="Standard">
      <style:text-properties officeooo:paragraph-rsid="10ba098e"/>
    </style:style>
    <style:style style:name="P65" style:family="paragraph" style:parent-style-name="Standard">
      <style:text-properties officeooo:paragraph-rsid="10be1a4c"/>
    </style:style>
    <style:style style:name="P66" style:family="paragraph" style:parent-style-name="Standard">
      <style:text-properties officeooo:paragraph-rsid="10bef563"/>
    </style:style>
    <style:style style:name="P67" style:family="paragraph" style:parent-style-name="Standard">
      <style:text-properties officeooo:paragraph-rsid="10c8c30e"/>
    </style:style>
    <style:style style:name="P68" style:family="paragraph" style:parent-style-name="Standard">
      <style:text-properties officeooo:rsid="104324ed" officeooo:paragraph-rsid="10ca7d50"/>
    </style:style>
    <style:style style:name="P69" style:family="paragraph" style:parent-style-name="Standard">
      <style:text-properties officeooo:paragraph-rsid="10ca7d50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7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style:text-underline-style="none" fo:font-weight="normal" officeooo:rsid="0c25489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use-window-font-color="true" loext:opacity="0%" style:font-name="Liberation Sans" officeooo:rsid="047da547"/>
    </style:style>
    <style:style style:name="T1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style:font-size-asian="12pt" style:font-size-complex="12pt"/>
    </style:style>
    <style:style style:name="T215" style:family="text">
      <style:text-properties style:use-window-font-color="true" loext:opacity="0%" style:font-name="Liberation Sans" officeooo:rsid="0efd8e5c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officeooo:rsid="04473353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font-size="10pt" officeooo:rsid="04473353" style:font-size-asian="10pt" style:font-size-complex="10pt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6" style:family="text">
      <style:text-properties officeooo:rsid="0f0ca65a"/>
    </style:style>
    <style:style style:name="T227" style:family="text">
      <style:text-properties officeooo:rsid="0aace3cd"/>
    </style:style>
    <style:style style:name="T228" style:family="text">
      <style:text-properties officeooo:rsid="0f95a7a0"/>
    </style:style>
    <style:style style:name="T229" style:family="text">
      <style:text-properties officeooo:rsid="0f8f58bd"/>
    </style:style>
    <style:style style:name="T230" style:family="text">
      <style:text-properties style:font-name="Ubuntu1" fo:font-size="10pt" officeooo:rsid="04473353" style:font-size-asian="10pt" style:font-size-complex="10pt"/>
    </style:style>
    <style:style style:name="T231" style:family="text">
      <style:text-properties style:text-underline-style="none"/>
    </style:style>
    <style:style style:name="T232" style:family="text">
      <style:text-properties officeooo:rsid="108e61e7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1"><text:span text:style-name="T141">C</text:span><text:span text:style-name="T140">hecklist voor </text:span><text:span text:style-name="T142">de installatie</text:span><text:span text:style-name="T140"> van </text:span><text:span text:style-name="T140"><text:user-field-get text:name="Distro">Debian</text:user-field-get></text:span><text:span text:style-name="T143"><text:s/></text:span><text:span text:style-name="T143"><text:user-field-get text:name="Version">12</text:user-field-get></text:span><text:span text:style-name="T144"><text:note text:id="ftn1" text:note-class="footnote"><text:note-citation>1</text:note-citation><text:note-body><text:p text:style-name="P18"><text:span text:style-name="T239">D</text:span><text:span text:style-name="T240">eze </text:span><text:span text:style-name="Strong_20_Emphasis"><text:span text:style-name="T249"><text:user-field-get text:name="Distro">Debian</text:user-field-get></text:span></text:span><text:span text:style-name="T241"><text:s/></text:span><text:span text:style-name="T248"><text:user-field-get text:name="Version">12</text:user-field-get></text:span><text:span text:style-name="T248"><text:s/>Server</text:span><text:span text:style-name="T240"> (codenaam </text:span><text:span text:style-name="T242">bookworm</text:span><text:span text:style-name="T240">) van </text:span><text:span text:style-name="T243">juni</text:span><text:span text:style-name="T244"> </text:span><text:span text:style-name="Strong_20_Emphasis"><text:span text:style-name="T250"><text:user-field-get text:name="Releaseyear">2023</text:user-field-get></text:span></text:span><text:span text:style-name="T245"><text:s/></text:span><text:span text:style-name="T239">is een zogenaamde </text:span><text:span text:style-name="T240">LTS-</text:span><text:span text:style-name="T239">versie</text:span><text:span text:style-name="T240"> </text:span><text:span text:style-name="T239">(</text:span><text:span text:style-name="T240">staat voor Long-Term Support, </text:span><text:span text:style-name="T246">langetermijnondersteuning</text:span><text:span text:style-name="T239">)</text:span><text:span text:style-name="T246"> </text:span><text:span text:style-name="T247">en</text:span><text:span text:style-name="T245"> </text:span><text:span text:style-name="T240">wordt gedurende 5 jaar ondersteund tot </text:span><text:span text:style-name="T243">juni</text:span><text:span text:style-name="T240"> 202</text:span><text:span text:style-name="T243">8</text:span><text:span text:style-name="T240">.</text:span></text:p></text:note-body></text:note></text:span><text:span text:style-name="T145"><text:s/></text:span><text:span text:style-name="T146">Server</text:span><text:span text:style-name="T180">.</text:span></text:p>
      <text:p text:style-name="P30"/>
      <text:p text:style-name="P30">Dit is een invulbare PDF, afdrukken is niet noodzakelijk.</text:p>
      <text:p text:style-name="P31"/>
      <text:p text:style-name="P29"><text:span text:style-name="T15">Vul </text:span><text:span text:style-name="T16">achter</text:span><text:span text:style-name="T13"> de </text:span><text:span text:style-name="Definition"><text:span text:style-name="T226">ONDERSTREEPTE</text:span></text:span><text:span text:style-name="T1"> </text:span><text:span text:style-name="T14">woorden</text:span><text:span text:style-name="T13"> het</text:span><text:span text:style-name="Strong_20_Emphasis"><text:span text:style-name="T225"> </text:span></text:span><text:span text:style-name="Strong_20_Emphasis"><text:span text:style-name="T224">tekstvak</text:span></text:span><text:span text:style-name="T14"> </text:span><text:span text:style-name="T15">in,</text:span><text:span text:style-name="T14"> </text:span><text:span text:style-name="T181">zie </text:span><text:span text:style-name="T215">[</text:span><text:span text:style-name="T181">toelichting</text:span><text:span text:style-name="T215">]</text:span><text:span text:style-name="T14">:</text:span></text:p>
      <text:p text:style-name="P21"><text:span text:style-name="Definition"><text:span text:style-name="T18">GEBRUIKER</text:span></text:span><text:span text:style-name="T189"><text:tab/><text:tab/></text:span><text:span text:style-name="T214"> <text:tab/><text:tab/></text:span><text:span text:style-name="T190"><draw:control text:anchor-type="as-char" svg:y="-0.4cm" draw:z-index="11" draw:name="Gebruiker 3" draw:style-name="gr2" draw:text-style-name="P80" svg:width="6.4cm" svg:height="0.6cm" draw:control="control10"><svg:title>Gebruiker</svg:title><svg:desc>Volledige naam, bijv. Jan Stek</svg:desc></draw:control></text:span><text:span text:style-name="T190"><text:tab/> <text:s text:c="2"/></text:span><text:span text:style-name="T191">[</text:span><text:span text:style-name="T192">N</text:span><text:span text:style-name="T184">aam, bijv. </text:span><text:span text:style-name="T186">J</text:span><text:span text:style-name="T212">a</text:span><text:span text:style-name="T186">n </text:span><text:span text:style-name="T212">Jansen</text:span><text:span text:style-name="T213">]</text:span></text:p>
      <text:p text:style-name="P66"><text:span text:style-name="Definition"><text:span text:style-name="T183">g</text:span></text:span><text:span text:style-name="Definition">ebruikersnaam</text:span><text:span text:style-name="Definition"><text:span text:style-name="T231"><text:tab/></text:span></text:span><text:span text:style-name="T182"><draw:control text:anchor-type="as-char" svg:y="-0.4cm" draw:z-index="12" draw:name="Gberuikersnaam 3" draw:style-name="gr2" draw:text-style-name="P80" svg:width="6.4cm" svg:height="0.6cm" draw:control="control11"><svg:title>Gebruikersnaam</svg:title><svg:desc>Korte naam, bijv. jan</svg:desc></draw:control></text:span><text:span text:style-name="T182"><text:tab/> <text:s text:c="2"/></text:span><text:span text:style-name="T5">[</text:span><text:span text:style-name="T6">Gebruikers</text:span><text:span text:style-name="T5">naam</text:span><text:span text:style-name="T4">, bijv. </text:span><text:span text:style-name="T163">j</text:span><text:span text:style-name="T164">a</text:span><text:span text:style-name="T163">n</text:span><text:span text:style-name="T165">]</text:span></text:p>
      <text:p text:style-name="P21"><text:span text:style-name="Definition"><text:span text:style-name="T232">server</text:span></text:span><text:span text:style-name="Definition">NAAM</text:span><text:span text:style-name="T193"><text:tab/><text:tab/><text:tab/></text:span><draw:control text:anchor-type="as-char" svg:y="-0.4cm" draw:z-index="13" draw:name="Computernaam 2" draw:style-name="gr2" draw:text-style-name="P80" svg:width="6.4cm" svg:height="0.6cm" draw:control="control12"><svg:title>Computernaam</svg:title><svg:desc>Unieke naam van de computer</svg:desc></draw:control><text:tab/> <text:s text:c="2"/><text:span text:style-name="T196">[</text:span><text:span text:style-name="T197">N</text:span><text:span text:style-name="T194">aam van de </text:span><text:span text:style-name="T200">serv</text:span><text:span text:style-name="T194">e</text:span><text:span text:style-name="T195">r, </text:span><text:span text:style-name="T198">bijv. </text:span><text:span text:style-name="T200">sv</text:span><text:span text:style-name="T199">02</text:span><text:span text:style-name="T196">]</text:span></text:p>
      <text:p text:style-name="P21"><text:span text:style-name="Definition"><text:span text:style-name="T202">GEBRUIKER</text:span></text:span><text:span text:style-name="Definition"><text:span text:style-name="T211"><text:tab/></text:span></text:span><text:span text:style-name="T201"><text:tab/></text:span><text:span text:style-name="T214"> <text:tab/><text:tab/></text:span><text:span text:style-name="T190"><draw:control text:anchor-type="as-char" svg:y="-0.4cm" draw:z-index="14" draw:name="Gebruiker 4" draw:style-name="gr2" draw:text-style-name="P80" svg:width="6.4cm" svg:height="0.6cm" draw:control="control13"><svg:title>Gebruiker</svg:title><svg:desc>Volledige naam, bijv. Jan Stek</svg:desc></draw:control></text:span><text:span text:style-name="T190"><text:tab/> <text:s text:c="2"/></text:span><text:span text:style-name="T191">[</text:span><text:span text:style-name="T192">N</text:span><text:span text:style-name="T184">aam </text:span><text:span text:style-name="T187">evt. 2</text:span><text:span text:style-name="T216">e</text:span><text:span text:style-name="T185"> gebruiker</text:span><text:span text:style-name="T188">]</text:span></text:p>
      <text:p text:style-name="P66"><text:span text:style-name="Definition"><text:span text:style-name="T202">GEBRUIKERSN</text:span></text:span><text:span text:style-name="Definition"><text:span text:style-name="T203">aa</text:span></text:span><text:span text:style-name="Definition"><text:span text:style-name="T202">M</text:span></text:span><text:span text:style-name="Definition"><text:span text:style-name="T211"><text:tab/></text:span></text:span><text:span text:style-name="T182"><draw:control text:anchor-type="as-char" svg:y="-0.4cm" draw:z-index="15" draw:name="Gberuikersnaam 4" draw:style-name="gr2" draw:text-style-name="P80" svg:width="6.4cm" svg:height="0.6cm" draw:control="control14"><svg:title>Gebruikersnaam</svg:title><svg:desc>Korte naam, bijv. jan</svg:desc></draw:control></text:span><text:span text:style-name="T182"><text:tab/> <text:s text:c="2"/></text:span><text:span text:style-name="T204">[</text:span><text:span text:style-name="T205">Gebruikers</text:span><text:span text:style-name="T204">naam</text:span><text:span text:style-name="T206"> </text:span><text:span text:style-name="T207">e</text:span><text:span text:style-name="T208">vt. 2</text:span><text:span text:style-name="T217">e</text:span><text:span text:style-name="T208"> </text:span><text:span text:style-name="T209">gebruiker</text:span><text:span text:style-name="T210">]</text:span></text:p>
      <text:p text:style-name="P20"><text:span text:style-name="T147">Vervang </text:span><text:span text:style-name="T150">de</text:span><text:span text:style-name="T147"> </text:span><text:span text:style-name="Definition"><text:span text:style-name="T19">ONDERSTREEPTE</text:span></text:span><text:span text:style-name="T147"> </text:span><text:span text:style-name="T148">woorden </text:span><text:span text:style-name="T147">in deze checklist door </text:span><text:span text:style-name="T150">d</text:span><text:span text:style-name="T152">i</text:span><text:span text:style-name="T150">e </text:span><text:span text:style-name="T151">in </text:span><text:span text:style-name="T152">het</text:span><text:span text:style-name="Strong_20_Emphasis"><text:span text:style-name="T37"> </text:span></text:span><text:span text:style-name="Strong_20_Emphasis"><text:span text:style-name="T42">tekstvak</text:span></text:span><text:span text:style-name="T147">.</text:span></text:p>
      <text:p text:style-name="P23"/>
      <text:p text:style-name="P23"/>
      <text:p text:style-name="P22"><text:span text:style-name="T161">Nog niet op Linux?</text:span><text:span text:style-name="T154"><text:tab/></text:span><text:span text:style-name="T157">G</text:span><text:span text:style-name="T155">ebruik </text:span><text:span text:style-name="Strong_20_Emphasis"><text:span text:style-name="T166">Checklist </text:span></text:span><text:span text:style-name="Strong_20_Emphasis"><text:span text:style-name="T167">overzetten</text:span></text:span><text:span text:style-name="T155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6"> onder </text:span><text:span text:style-name="T162">Linux</text:span><text:span text:style-name="T149">.</text:span></text:p>
      <text:p text:style-name="P22"><text:span text:style-name="T159">Nieuwe installatie?</text:span><text:span text:style-name="T149"><text:tab/></text:span><text:span text:style-name="T157">B</text:span><text:span text:style-name="T149">egin bij hoofdstuk </text:span><text:span text:style-name="T159"><text:bookmark-ref text:reference-format="page" text:ref-name="__RefNumPara__4009_1271708128">2</text:bookmark-ref></text:span><text:span text:style-name="T159"><text:s text:c="2"/></text:span><text:span text:style-name="T160"><text:bookmark-ref text:reference-format="text" text:ref-name="__RefNumPara__4009_1271708128">Installatie uitvoeren</text:bookmark-ref></text:span><text:span text:style-name="T153">.</text:span></text:p>
      <text:p text:style-name="P19"><text:span text:style-name="Strong_20_Emphasis"><text:span text:style-name="T158"/></text:span></text:p>
      <text:p text:style-name="P19"><text:span text:style-name="Strong_20_Emphasis"><text:span text:style-name="T158"/></text:span></text:p>
      <text:list text:style-name="L1">
        <text:list-item>
          <text:p text:style-name="P72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50"><draw:control text:anchor-type="as-char" draw:z-index="2" draw:name="Vorm3" draw:style-name="gr1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50"><draw:control text:anchor-type="as-char" draw:z-index="8" draw:name="Vorm 2" draw:style-name="gr1" draw:text-style-name="P7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5"><text:note text:id="ftn2" text:note-class="footnote"><text:note-citation>2</text:note-citation><text:note-body><text:p text:style-name="P16"><text:span text:style-name="T126">E</text:span><text:span text:style-name="T127">v</text:span><text:span text:style-name="T128">en</text:span><text:span text:style-name="T130">t</text:span><text:span text:style-name="T131">uele </text:span><text:span text:style-name="T132">extra </text:span><text:span text:style-name="Definition"><text:span text:style-name="T220">gebruiker</text:span></text:span><text:span text:style-name="T132">s aanmelden </text:span><text:span text:style-name="T133">en dezelfde stappen uitvoeren</text:span><text:span text:style-name="T129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5"><text:span text:style-name="Strong_20_Emphasis"><text:span text:style-name="T85"><draw:control text:anchor-type="as-char" draw:z-index="16" draw:name="Vorm 5" draw:style-name="gr1" draw:text-style-name="P7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86">Typ: </text:span></text:span><text:span text:style-name="User_20_Entry"><text:span text:style-name="T13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55"><text:span text:style-name="Strong_20_Emphasis"><text:span text:style-name="T85"><draw:control text:anchor-type="as-char" draw:z-index="17" draw:name="Vorm 7" draw:style-name="gr1" draw:text-style-name="P7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85"><draw:control text:anchor-type="as-char" draw:z-index="18" draw:name="Vorm 8" draw:style-name="gr1" draw:text-style-name="P79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86">Typ: </text:span></text:span><text:span text:style-name="Strong_20_Emphasis"><text:span text:style-name="T13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0"><text:span text:style-name="Strong_20_Emphasis"><text:span text:style-name="T40">Kie</text:span></text:span><text:span text:style-name="Strong_20_Emphasis"><text:span text:style-name="T45">s</text:span></text:span><text:span text:style-name="Strong_20_Emphasis"><text:span text:style-name="T40"> </text:span></text:span><text:span text:style-name="Strong_20_Emphasis"><text:span text:style-name="T72">1</text:span></text:span><text:span text:style-name="Strong_20_Emphasis"><text:span text:style-name="T59"> 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8" office:value-type="string">
            <text:p text:style-name="P4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3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50"><draw:control text:anchor-type="as-char" draw:z-index="3" draw:name="Vorm9" draw:style-name="gr1" draw:text-style-name="P7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5"><text:span text:style-name="T175">Start de computer op vanaf</text:span><text:span text:style-name="T175"><text:note text:id="ftn3" text:note-class="footnote"><text:note-citation>1</text:note-citation><text:note-body><text:p text:style-name="P62"><text:span text:style-name="T118">B</text:span><text:span text:style-name="T119">ootmenu/</text:span><text:span text:style-name="T118">S</text:span><text:span text:style-name="T119">etup</text:span><text:span text:style-name="T117"> via </text:span><text:span text:style-name="T115">é</text:span><text:span text:style-name="T116">é</text:span><text:span text:style-name="T118">n van de </text:span><text:span text:style-name="Definition"><text:span text:style-name="T120">Veelgebruikte toetsen:</text:span></text:span><text:span text:style-name="Definition"><text:span text:style-name="T121"> </text:span></text:span><text:span text:style-name="User_20_Entry"><text:span text:style-name="T137">Esc</text:span></text:span><text:span text:style-name="User_20_Entry"><text:span text:style-name="T124">,</text:span></text:span><text:span text:style-name="Definition"><text:span text:style-name="T121"> </text:span></text:span><text:span text:style-name="User_20_Entry"><text:span text:style-name="T137">Delete</text:span></text:span><text:span text:style-name="User_20_Entry"><text:span text:style-name="T125">,</text:span></text:span><text:span text:style-name="Definition"><text:span text:style-name="T121"> </text:span></text:span><text:span text:style-name="User_20_Entry"><text:span text:style-name="T137">F1</text:span></text:span><text:span text:style-name="User_20_Entry"><text:span text:style-name="T125">,</text:span></text:span><text:span text:style-name="Definition"><text:span text:style-name="T121"> </text:span></text:span><text:span text:style-name="User_20_Entry"><text:span text:style-name="T137">F2</text:span></text:span><text:span text:style-name="User_20_Entry"><text:span text:style-name="T125">,</text:span></text:span><text:span text:style-name="Definition"><text:span text:style-name="T121"> </text:span></text:span><text:span text:style-name="User_20_Entry"><text:span text:style-name="T137">F9</text:span></text:span><text:span text:style-name="User_20_Entry"><text:span text:style-name="T125">,</text:span></text:span><text:span text:style-name="Definition"><text:span text:style-name="T121"> </text:span></text:span><text:span text:style-name="User_20_Entry"><text:span text:style-name="T137">F10</text:span></text:span><text:span text:style-name="User_20_Entry"><text:span text:style-name="T125">,</text:span></text:span><text:span text:style-name="Definition"><text:span text:style-name="T121"> </text:span></text:span><text:span text:style-name="User_20_Entry"><text:span text:style-name="T137">F11</text:span></text:span><text:span text:style-name="User_20_Entry"><text:span text:style-name="T125">,</text:span></text:span><text:span text:style-name="Definition"><text:span text:style-name="T121"> </text:span></text:span><text:span text:style-name="Definition"><text:span text:style-name="T122">o</text:span></text:span><text:span text:style-name="Definition"><text:span text:style-name="T123">f</text:span></text:span><text:span text:style-name="Definition"><text:span text:style-name="T121"> </text:span></text:span><text:span text:style-name="User_20_Entry"><text:span text:style-name="T137">F12</text:span></text:span><text:span text:style-name="User_20_Entry"><text:span text:style-name="T125">.</text:span></text:span></text:p></text:note-body></text:note></text:span><text:span text:style-name="T175"> </text:span><text:span text:style-name="T176">een </text:span><text:span text:style-name="T170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69"><text:s/></text:span></text:span><text:span text:style-name="Strong_20_Emphasis"><text:span text:style-name="T174">Server</text:span></text:span><text:span text:style-name="Strong_20_Emphasis"><text:span text:style-name="T172"> </text:span></text:span><text:span text:style-name="Strong_20_Emphasis"><text:span text:style-name="T173">Live</text:span></text:span><text:span text:style-name="T81"><text:note text:id="ftn4" text:note-class="footnote"><text:note-citation>2</text:note-citation><text:note-body><text:p text:style-name="P17"><text:span text:style-name="T218">Vanaf een </text:span><text:span text:style-name="T228">L</text:span><text:span text:style-name="T218">ive </text:span><text:span text:style-name="T229">USB</text:span><text:span text:style-name="T227">-stick</text:span><text:span text:style-name="T230"> </text:span><text:span text:style-name="T218">kunt u opstarten en </text:span><text:span text:style-name="T221">met </text:span><text:span text:style-name="Strong_20_Emphasis"><text:span text:style-name="T177"><text:user-field-get text:name="Distro">Debian</text:user-field-get></text:span></text:span><text:span text:style-name="Strong_20_Emphasis"><text:span text:style-name="T177"><text:s/></text:span></text:span><text:span text:style-name="T218">werken zonder enige bestanden op de harde schijf te wijzigen en maakt ook installatie van </text:span><text:span text:style-name="Strong_20_Emphasis"><text:span text:style-name="T177"><text:user-field-get text:name="Distro">Debian</text:user-field-get></text:span></text:span><text:span text:style-name="Strong_20_Emphasis"><text:span text:style-name="T177"><text:s/></text:span></text:span><text:span text:style-name="T218">mogelijk.</text:span></text:p></text:note-body></text:note></text:span><text:span text:style-name="T80"> </text:span><text:span text:style-name="T84">USB</text:span><text:span text:style-name="T82">-stick</text:span><text:span text:style-name="T82"><text:note text:id="ftn5" text:note-class="footnote"><text:note-citation>3</text:note-citation><text:note-body><text:p text:style-name="P61"><text:span text:style-name="Strong_20_Emphasis"><text:span text:style-name="T103">Maak een opstartbare USB-stick</text:span></text:span><text:span text:style-name="Strong_20_Emphasis"><text:span text:style-name="T99">:<text:line-break/></text:span></text:span><text:span text:style-name="Strong_20_Emphasis"><text:span text:style-name="T96">D</text:span></text:span><text:span text:style-name="Strong_20_Emphasis"><text:span text:style-name="T89">ow</text:span></text:span><text:span text:style-name="Strong_20_Emphasis"><text:span text:style-name="T90">nload </text:span></text:span><text:span text:style-name="Strong_20_Emphasis"><text:span text:style-name="T87">e</text:span></text:span><text:span text:style-name="Strong_20_Emphasis"><text:span text:style-name="T91">e</text:span></text:span><text:span text:style-name="Strong_20_Emphasis"><text:span text:style-name="T92">n</text:span></text:span><text:span text:style-name="Strong_20_Emphasis"><text:span text:style-name="T114"> </text:span></text:span><text:span text:style-name="Strong_20_Emphasis"><text:span text:style-name="T135">CD</text:span></text:span><text:span text:style-name="Strong_20_Emphasis"><text:span text:style-name="T134">-beeldbestand</text:span></text:span><text:span text:style-name="Strong_20_Emphasis"><text:span text:style-name="T90"> </text:span></text:span><text:span text:style-name="Strong_20_Emphasis"><text:span text:style-name="T97">(.iso) </text:span></text:span><text:span text:style-name="Strong_20_Emphasis"><text:span text:style-name="T93">v</text:span></text:span><text:span text:style-name="Strong_20_Emphasis"><text:span text:style-name="T94">anaf</text:span></text:span><text:span text:style-name="Strong_20_Emphasis"><text:span text:style-name="T95"> </text:span></text:span><text:a xlink:type="simple" xlink:href="https://www.debian.org/" text:style-name="Internet_20_link" text:visited-style-name="Visited_20_Internet_20_Link"><text:span text:style-name="Strong_20_Emphasis"><text:span text:style-name="T222">debian.org</text:span></text:span></text:a><text:span text:style-name="Strong_20_Emphasis"><text:span text:style-name="T95">, </text:span></text:span><text:span text:style-name="Strong_20_Emphasis"><text:span text:style-name="T98">klik </text:span></text:span><text:span text:style-name="Strong_20_Emphasis"><text:span text:style-name="T101">achtereenvolgens op </text:span></text:span><text:span text:style-name="Strong_20_Emphasis"><text:span text:style-name="T106">Other downloads</text:span></text:span><text:span text:style-name="Strong_20_Emphasis"><text:span text:style-name="T101"> (onder Download) &gt; </text:span></text:span><text:span text:style-name="Strong_20_Emphasis"><text:span text:style-name="T106">Other live ISO</text:span></text:span><text:span text:style-name="Strong_20_Emphasis"><text:span text:style-name="T101"> (onder Try </text:span></text:span><text:span text:style-name="Strong_20_Emphasis"><text:span text:style-name="T101"><text:user-field-get text:name="Distro">Debian</text:user-field-get></text:span></text:span><text:span text:style-name="Strong_20_Emphasis"><text:span text:style-name="T101"><text:s/></text:span></text:span><text:span text:style-name="Strong_20_Emphasis"><text:span text:style-name="T102">live before installing) &gt; <text:line-break/></text:span></text:span><text:span text:style-name="Strong_20_Emphasis"><text:span text:style-name="T105">debian-live-</text:span></text:span><text:span text:style-name="Strong_20_Emphasis"><text:span text:style-name="T105"><text:user-field-get text:name="Version">12</text:user-field-get></text:span></text:span><text:span text:style-name="Strong_20_Emphasis"><text:span text:style-name="T105">...-amd64-standard.iso</text:span></text:span><text:span text:style-name="Strong_20_Emphasis"><text:span text:style-name="T102">.</text:span></text:span><text:span text:style-name="Strong_20_Emphasis"><text:span text:style-name="T90"><text:line-break/></text:span></text:span><text:span text:style-name="Strong_20_Emphasis"><text:span text:style-name="T100">De volgende stappen staan beschreven in </text:span></text:span><text:span text:style-name="Strong_20_Emphasis"><text:span text:style-name="T104">Linux informatie</text:span></text:span><text:span text:style-name="Strong_20_Emphasis"><text:span text:style-name="T100">, te vinden op </text:span></text:span><text:a xlink:type="simple" xlink:href="https://karelzimmer.nl/" text:style-name="Internet_20_link" text:visited-style-name="Visited_20_Internet_20_Link"><text:span text:style-name="Strong_20_Emphasis"><text:span text:style-name="T223">karelzimmer.nl</text:span></text:span></text:a><text:span text:style-name="Strong_20_Emphasis"><text:span text:style-name="T100">, onder </text:span></text:span><text:span text:style-name="Strong_20_Emphasis"><text:span text:style-name="T104">Linux</text:span></text:span><text:span text:style-name="Strong_20_Emphasis"><text:span text:style-name="T100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4"><text:span text:style-name="Strong_20_Emphasis"><text:span text:style-name="T44">Selecteer</text:span></text:span><text:span text:style-name="Strong_20_Emphasis"><text:span text:style-name="T54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2"> </text:span></text:span><text:span text:style-name="Strong_20_Emphasis"><text:span text:style-name="T56">en druk op de</text:span></text:span><text:span text:style-name="Strong_20_Emphasis"><text:span text:style-name="T46"> </text:span></text:span><text:span text:style-name="Strong_20_Emphasis"><text:span text:style-name="T139">Enter</text:span></text:span><text:span text:style-name="Strong_20_Emphasis"><text:span text:style-name="T36">-toets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2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8"><text:span text:style-name="Strong_20_Emphasis"><text:span text:style-name="T23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draw:control text:anchor-type="as-char" draw:z-index="7" draw:name="Vorm13_ 1" draw:style-name="gr1" draw:text-style-name="P79" svg:width="0.35cm" svg:height="0.35cm" draw:control="control6"/></text:p>
          </table:table-cell>
          <table:table-cell table:style-name="_32_._5f_Installatie_5f_uitvoeren.C6" office:value-type="string">
            <text:p text:style-name="P57"><text:span text:style-name="Strong_20_Emphasis"><text:span text:style-name="T25">Bi</text:span></text:span><text:span text:style-name="Strong_20_Emphasis"><text:span text:style-name="T32">j</text:span></text:span><text:span text:style-name="Strong_20_Emphasis"><text:span text:style-name="T25"> </text:span></text:span><text:span text:style-name="Strong_20_Emphasis"><text:span text:style-name="T64">Select a language</text:span></text:span><text:span text:style-name="Strong_20_Emphasis"><text:span text:style-name="T25">: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67"><text:span text:style-name="Strong_20_Emphasis"><text:span text:style-name="T32">K</text:span></text:span><text:span text:style-name="Strong_20_Emphasis"><text:span text:style-name="T25">ies </text:span></text:span><text:span text:style-name="Strong_20_Emphasis"><text:span text:style-name="T67">Dutch - </text:span></text:span><text:span text:style-name="Strong_20_Emphasis"><text:span text:style-name="T68">Nederlands</text:span></text:span><text:span text:style-name="Strong_20_Emphasis"><text:span text:style-name="T25"> </text:span></text:span><text:span text:style-name="Strong_20_Emphasis"><text:span text:style-name="T33">en klik op </text:span></text:span><text:span text:style-name="Strong_20_Emphasis"><text:span text:style-name="T69">Continue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50"><draw:control text:anchor-type="as-char" draw:z-index="4" draw:name="Vorm13" draw:style-name="gr1" draw:text-style-name="P79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6"><text:span text:style-name="Strong_20_Emphasis"><text:span text:style-name="T51">B</text:span></text:span><text:span text:style-name="Strong_20_Emphasis"><text:span text:style-name="T55">ij</text:span></text:span><text:span text:style-name="Strong_20_Emphasis"><text:span text:style-name="T51"> </text:span></text:span><text:span text:style-name="Strong_20_Emphasis"><text:span text:style-name="T60">Het netwerk configurere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8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65">C</text:span></text:span><text:span text:style-name="Strong_20_Emphasis"><text:span text:style-name="T62">omputer</text:span></text:span><text:span text:style-name="Strong_20_Emphasis"><text:span text:style-name="T65">naam</text:span></text:span><text:span text:style-name="Strong_20_Emphasis"><text:span text:style-name="T28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8"> </text:span></text:span><text:span text:style-name="Strong_20_Emphasis"><text:span text:style-name="T49">en klik op </text:span></text:span><text:span text:style-name="Strong_20_Emphasis"><text:span text:style-name="T70">Verderga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10" draw:name="Vorm 1" draw:style-name="gr1" draw:text-style-name="P79" svg:width="0.35cm" svg:height="0.35cm" draw:control="control9"/></text:p>
          </table:table-cell>
          <table:table-cell table:style-name="_32_._5f_Installatie_5f_uitvoeren.C9" office:value-type="string">
            <text:p text:style-name="P59"><text:span text:style-name="Strong_20_Emphasis"><text:span text:style-name="T55">Bij</text:span></text:span> <text:span text:style-name="T21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68"><text:span text:style-name="T178">Stel geen </text:span><text:span text:style-name="T179">Root</text:span><text:span text:style-name="T178">-wachtwoord in</text:span><text:span text:style-name="Strong_20_Emphasis"><text:span text:style-name="T43"> </text:span></text:span><text:span text:style-name="Strong_20_Emphasis"><text:span text:style-name="T47">maar klik op </text:span></text:span><text:span text:style-name="Strong_20_Emphasis"><text:span text:style-name="T71">Verderga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69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61">Wat is </text:span></text:span><text:span text:style-name="Strong_20_Emphasis"><text:span text:style-name="T65">de volledige </text:span></text:span><text:span text:style-name="Strong_20_Emphasis"><text:span text:style-name="T61">naam </text:span></text:span><text:span text:style-name="Strong_20_Emphasis"><text:span text:style-name="T65">van de nieuwe gebruiker</text:span></text:span><text:span text:style-name="Strong_20_Emphasis"><text:span text:style-name="T61">?</text:span></text:span><text:span text:style-name="Strong_20_Emphasis"><text:span text:style-name="T26"> </text:span></text:span><text:span text:style-name="Definition"><text:span text:style-name="T8">gebruiker</text:span></text:span><text:span text:style-name="Strong_20_Emphasis"><text:span text:style-name="T48"> </text:span></text:span><text:span text:style-name="Strong_20_Emphasis"><text:span text:style-name="T49">en klik op </text:span></text:span><text:span text:style-name="Strong_20_Emphasis"><text:span text:style-name="T70">Verderga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69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61">W</text:span></text:span><text:span text:style-name="Strong_20_Emphasis"><text:span text:style-name="T66">at is de gebruikersnaam voor uw </text:span></text:span><text:span text:style-name="Strong_20_Emphasis"><text:span text:style-name="T61"><text:s/></text:span></text:span><text:span text:style-name="Strong_20_Emphasis"><text:span text:style-name="T66">account</text:span></text:span><text:span text:style-name="Strong_20_Emphasis"><text:span text:style-name="T61">?</text:span></text:span><text:span text:style-name="Strong_20_Emphasis"><text:span text:style-name="T27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8"> </text:span></text:span><text:span text:style-name="Strong_20_Emphasis"><text:span text:style-name="T49">en klik op </text:span></text:span><text:span text:style-name="Strong_20_Emphasis"><text:span text:style-name="T70">Verderga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6" office:value-type="string">
            <text:p text:style-name="P69"><text:span text:style-name="Strong_20_Emphasis"><text:span text:style-name="T31">Geef</text:span></text:span><text:span text:style-name="Strong_20_Emphasis"><text:span text:style-name="T26"> </text:span></text:span><text:span text:style-name="Strong_20_Emphasis"><text:span text:style-name="T29">tweemaal </text:span></text:span><text:span text:style-name="Strong_20_Emphasis"><text:span text:style-name="T31">een </text:span></text:span><text:span text:style-name="Strong_20_Emphasis"><text:span text:style-name="T63">wachtwoord</text:span></text:span><text:span text:style-name="Strong_20_Emphasis"><text:span text:style-name="T48"> </text:span></text:span><text:span text:style-name="Strong_20_Emphasis"><text:span text:style-name="T49">en klik op </text:span></text:span><text:span text:style-name="Strong_20_Emphasis"><text:span text:style-name="T70">Verdergaan</text:span></text:span><text:span text:style-name="Strong_20_Emphasis"><text:span text:style-name="T49">.</text:span></text:span></text:p>
          </table:table-cell>
        </table:table-row>
      </table:table>
      <text:p text:style-name="P35"><text:span text:style-name="Strong_20_Emphasis"><text:span text:style-name="T57"/></text:span></text:p>
      <text:list text:continue-numbering="true" text:style-name="L1">
        <text:list-item>
          <text:p text:style-name="P75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6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50"><draw:control text:anchor-type="as-char" draw:z-index="5" draw:name="Vorm22" draw:style-name="gr1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8"><text:span text:style-name="Strong_20_Emphasis"><text:span text:style-name="T30">Aanmelden als </text:span></text:span><text:span text:style-name="Definition"><text:span text:style-name="T8">gebruik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5"><text:span text:style-name="Strong_20_Emphasis"><text:span text:style-name="T85"><draw:control text:anchor-type="as-char" draw:z-index="19" draw:name="Vorm4" draw:style-name="gr1" draw:text-style-name="P7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86">Typ: </text:span></text:span><text:span text:style-name="User_20_Entry"><text:span text:style-name="T13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9"><text:span text:style-name="Strong_20_Emphasis"><text:span text:style-name="T38">V</text:span>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5"><text:span text:style-name="Strong_20_Emphasis"><text:span text:style-name="T85"><draw:control text:anchor-type="as-char" draw:z-index="20" draw:name="Vorm 6" draw:style-name="gr1" draw:text-style-name="P79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86">Typ: </text:span></text:span><text:span text:style-name="Strong_20_Emphasis"><text:span text:style-name="T138">kz menu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40">Kie</text:span></text:span><text:span text:style-name="Strong_20_Emphasis"><text:span text:style-name="T45">s</text:span></text:span><text:span text:style-name="Strong_20_Emphasis"><text:span text:style-name="T41"> </text:span></text:span><text:span text:style-name="Strong_20_Emphasis"><text:span text:style-name="T73">3</text:span></text:span><text:span text:style-name="Strong_20_Emphasis"><text:span text:style-name="T58"> 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8" office:value-type="string">
            <text:p text:style-name="P4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6"><text:span text:style-name="Strong_20_Emphasis"><text:span text:style-name="T30"><text:tab/></text:span></text:span></text:p>
      <text:p text:style-name="P37"><text:span text:style-name="Strong_20_Emphasis"><text:span text:style-name="T40"><text:tab/></text:span></text:span></text:p>
      <text:list text:continue-numbering="true" text:style-name="L1">
        <text:list-item>
          <text:p text:style-name="P74"><text:span text:style-name="Strong_20_Emphasis"><text:span text:style-name="T2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><text:span text:style-name="Strong_20_Emphasis"><text:span text:style-name="T50"><draw:control text:anchor-type="as-char" draw:z-index="6" draw:name="Vorm36_0" draw:style-name="gr1" draw:text-style-name="P79" svg:width="0.35cm" svg:height="0.35cm" draw:control="control5"/></text:span></text:span></text:p>
          </table:table-cell>
          <table:table-cell table:style-name="Tabel2.A1" office:value-type="string">
            <text:p text:style-name="P53"><text:span text:style-name="Strong_20_Emphasis"><text:span text:style-name="T50"><draw:control text:anchor-type="as-char" draw:z-index="9" draw:name="Vorm36_ 1" draw:style-name="gr1" draw:text-style-name="P79" svg:width="0.35cm" svg:height="0.35cm" draw:control="control8"/></text:span></text:span></text:p>
          </table:table-cell>
          <table:table-cell table:style-name="Tabel2.D1" office:value-type="string">
            <text:p text:style-name="P32"><text:span text:style-name="Strong_20_Emphasis"><text:span text:style-name="T30">Aanmelden als </text:span></text:span><text:span text:style-name="Definition"><text:span text:style-name="T8">gebruiker</text:span></text:span><text:span text:style-name="Strong_20_Emphasis"><text:span text:style-name="T35"><text:note text:id="ftn6" text:note-class="footnote"><text:note-citation>1</text:note-citation><text:note-body><text:p text:style-name="P44"><text:span text:style-name="User_20_Entry"><text:span text:style-name="T88">E</text:span></text:span><text:span text:style-name="User_20_Entry"><text:span text:style-name="T107">v</text:span></text:span><text:span text:style-name="User_20_Entry"><text:span text:style-name="T108">en</text:span></text:span><text:span text:style-name="User_20_Entry"><text:span text:style-name="T110">t</text:span></text:span><text:span text:style-name="User_20_Entry"><text:span text:style-name="T111">uele </text:span></text:span><text:span text:style-name="User_20_Entry"><text:span text:style-name="T112">extra </text:span></text:span><text:span text:style-name="Definition"><text:span text:style-name="T220">gebruiker</text:span></text:span><text:span text:style-name="User_20_Entry"><text:span text:style-name="T112">s aanmelden </text:span></text:span><text:span text:style-name="User_20_Entry"><text:span text:style-name="T113">en dezelfde stappen uitvoeren</text:span></text:span><text:span text:style-name="User_20_Entry"><text:span text:style-name="T109">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Strong_20_Emphasis"><text:span text:style-name="T85"><draw:control text:anchor-type="as-char" draw:z-index="21" draw:name="Vorm 9" draw:style-name="gr1" draw:text-style-name="P79" svg:width="0.35cm" svg:height="0.35cm" draw:control="control20"/></text:span></text:span></text:p>
          </table:table-cell>
          <table:table-cell table:style-name="Tabel2.A1" office:value-type="string">
            <text:p text:style-name="P55"><text:span text:style-name="Strong_20_Emphasis"><text:span text:style-name="T85"><draw:control text:anchor-type="as-char" draw:z-index="22" draw:name="Vorm 10" draw:style-name="gr1" draw:text-style-name="P79" svg:width="0.35cm" svg:height="0.35cm" draw:control="control21"/></text:span></text:span></text:p>
          </table:table-cell>
          <table:table-cell table:style-name="Tabel2.D3" office:value-type="string">
            <text:p text:style-name="P63"><text:span text:style-name="Strong_20_Emphasis"><text:span text:style-name="T86">Typ: </text:span></text:span><text:span text:style-name="Strong_20_Emphasis"><text:span text:style-name="T138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3"><text:span text:style-name="Strong_20_Emphasis"><text:span text:style-name="T40">Kie</text:span></text:span><text:span text:style-name="Strong_20_Emphasis"><text:span text:style-name="T45">s</text:span></text:span><text:span text:style-name="Strong_20_Emphasis"><text:span text:style-name="T41"> </text:span></text:span><text:span text:style-name="Strong_20_Emphasis"><text:span text:style-name="T73">4</text:span></text:span><text:span text:style-name="Strong_20_Emphasis"><text:span text:style-name="T58"> 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2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5"/>
      <text:p text:style-name="P6"/>
      <text:p text:style-name="P65"><text:span text:style-name="T76">E</text:span><text:span text:style-name="T77">inde c</text:span><text:span text:style-name="T78">hecklist, </text:span><text:span text:style-name="T79">d</text:span><text:span text:style-name="T78">e</text:span><text:span text:style-name="T168"> installatie van </text:span><text:span text:style-name="T168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69"><text:s/></text:span></text:span><text:span text:style-name="Strong_20_Emphasis"><text:span text:style-name="T174">Server</text:span></text:span><text:span text:style-name="Strong_20_Emphasis"><text:span text:style-name="T172"> </text:span></text:span><text:span text:style-name="T168">is voltooid.</text:span></text:p>
      <text:p text:style-name="P28"/>
      <text:list text:style-name="L2">
        <text:list-header>
          <text:p text:style-name="P76"><text:span text:style-name="Emphasis"><text:span text:style-name="T23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6">.</text:span></text:span></text:p>
          <text:p text:style-name="P77"><text:span text:style-name="Emphasis"><text:span text:style-name="T238">Licentie </text:span></text:span><text:span text:style-name="Emphasis"><text:span text:style-name="T236">C</text:span></text:span><text:span text:style-name="Emphasis"><text:span text:style-name="T237">C0</text:span></text:span><text:span text:style-name="Emphasis"><text:span text:style-name="T236"> 1.0 </text:span></text:span><text:span text:style-name="Emphasis"><text:span text:style-name="T23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3"><text:s/></text:span></text:span><text:span text:style-name="Emphasis"><text:span text:style-name="T23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9-29T14:24:21.615581810">29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4:21.459578400</dc:date>
    <meta:keyword>Installatie</meta:keyword>
    <meta:keyword>Checklist</meta:keyword>
    <meta:keyword>Linux</meta:keyword>
    <meta:editing-cycles>7010</meta:editing-cycles>
    <meta:editing-duration>P12DT12H27M34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21" meta:character-count="2911" meta:non-whitespace-character-count="2508"/>
    <meta:user-defined meta:name="Info 1"/>
    <meta:user-defined meta:name="Info 2"/>
    <meta:user-defined meta:name="Info 3"/>
    <meta:user-defined meta:name="Info 4"/>
  </office:meta>
</office:document-meta>
</file>